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21mm"/>
    </style:style>
    <style:style style:name="co2" style:family="table-column">
      <style:table-column-properties fo:break-before="auto" style:column-width="10.48mm"/>
    </style:style>
    <style:style style:name="co3" style:family="table-column">
      <style:table-column-properties fo:break-before="auto" style:column-width="4.74mm"/>
    </style:style>
    <style:style style:name="co4" style:family="table-column">
      <style:table-column-properties fo:break-before="auto" style:column-width="31.4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" office:value-type="float" office:value="1" calcext:value-type="float">
            <text:p>1</text:p>
          </table:table-cell>
          <table:table-cell table:formula="of:=IF([.B2]=3; ROW([.C1])-MATCH(5; [.C$1:.C1]; 1); &quot;&quot;)">
            <text:p/>
          </table:table-cell>
          <table:table-cell table:formula="of:=IF([.C2]=1; 1; IF([.C2]=2; 2; IF([.C2]=3; 4; IF([.C2]=4; 7; &quot;&quot;))))">
            <text:p/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-[.A2]" office:value-type="float" office:value="1" calcext:value-type="float">
            <text:p>1</text:p>
          </table:table-cell>
          <table:table-cell table:formula="of:=IF([.B3]=3; ROW([.C2])-MATCH(5; [.C$1:.C2]; 1); &quot;&quot;)">
            <text:p/>
          </table:table-cell>
          <table:table-cell table:formula="of:=IF([.C3]=1; 1; IF([.C3]=2; 2; IF([.C3]=3; 4; IF([.C3]=4; 7; &quot;&quot;))))">
            <text:p/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-[.A3]" office:value-type="float" office:value="1" calcext:value-type="float">
            <text:p>1</text:p>
          </table:table-cell>
          <table:table-cell table:formula="of:=IF([.B4]=3; ROW([.C3])-MATCH(5; [.C$1:.C3]; 1); &quot;&quot;)">
            <text:p/>
          </table:table-cell>
          <table:table-cell table:formula="of:=IF([.C4]=1; 1; IF([.C4]=2; 2; IF([.C4]=3; 4; IF([.C4]=4; 7; &quot;&quot;))))">
            <text:p/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5]-[.A4]" office:value-type="float" office:value="3" calcext:value-type="float">
            <text:p>3</text:p>
          </table:table-cell>
          <table:table-cell table:formula="of:=IF([.B5]=3; ROW([.C4])-MATCH(5; [.C$1:.C4]; 1); &quot;&quot;)" office:value-type="float" office:value="3" calcext:value-type="float">
            <text:p>3</text:p>
          </table:table-cell>
          <table:table-cell table:formula="of:=IF([.C5]=1; 1; IF([.C5]=2; 2; IF([.C5]=3; 4; IF([.C5]=4; 7; &quot;&quot;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6]-[.A5]" office:value-type="float" office:value="1" calcext:value-type="float">
            <text:p>1</text:p>
          </table:table-cell>
          <table:table-cell table:formula="of:=IF([.B6]=3; ROW([.C5])-MATCH(5; [.C$1:.C5]; 1); &quot;&quot;)">
            <text:p/>
          </table:table-cell>
          <table:table-cell table:formula="of:=IF([.C6]=1; 1; IF([.C6]=2; 2; IF([.C6]=3; 4; IF([.C6]=4; 7; &quot;&quot;))))">
            <text:p/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7]-[.A6]" office:value-type="float" office:value="3" calcext:value-type="float">
            <text:p>3</text:p>
          </table:table-cell>
          <table:table-cell table:formula="of:=IF([.B7]=3; ROW([.C6])-MATCH(5; [.C$1:.C6]; 1); &quot;&quot;)" office:value-type="float" office:value="1" calcext:value-type="float">
            <text:p>1</text:p>
          </table:table-cell>
          <table:table-cell table:formula="of:=IF([.C7]=1; 1; IF([.C7]=2; 2; IF([.C7]=3; 4; IF([.C7]=4; 7; &quot;&quot;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8]-[.A7]" office:value-type="float" office:value="1" calcext:value-type="float">
            <text:p>1</text:p>
          </table:table-cell>
          <table:table-cell table:formula="of:=IF([.B8]=3; ROW([.C7])-MATCH(5; [.C$1:.C7]; 1); &quot;&quot;)">
            <text:p/>
          </table:table-cell>
          <table:table-cell table:formula="of:=IF([.C8]=1; 1; IF([.C8]=2; 2; IF([.C8]=3; 4; IF([.C8]=4; 7; &quot;&quot;))))">
            <text:p/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9]-[.A8]" office:value-type="float" office:value="1" calcext:value-type="float">
            <text:p>1</text:p>
          </table:table-cell>
          <table:table-cell table:formula="of:=IF([.B9]=3; ROW([.C8])-MATCH(5; [.C$1:.C8]; 1); &quot;&quot;)">
            <text:p/>
          </table:table-cell>
          <table:table-cell table:formula="of:=IF([.C9]=1; 1; IF([.C9]=2; 2; IF([.C9]=3; 4; IF([.C9]=4; 7; &quot;&quot;))))">
            <text:p/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0]-[.A9]" office:value-type="float" office:value="1" calcext:value-type="float">
            <text:p>1</text:p>
          </table:table-cell>
          <table:table-cell table:formula="of:=IF([.B10]=3; ROW([.C9])-MATCH(5; [.C$1:.C9]; 1); &quot;&quot;)">
            <text:p/>
          </table:table-cell>
          <table:table-cell table:formula="of:=IF([.C10]=1; 1; IF([.C10]=2; 2; IF([.C10]=3; 4; IF([.C10]=4; 7; &quot;&quot;))))">
            <text:p/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1]-[.A10]" office:value-type="float" office:value="1" calcext:value-type="float">
            <text:p>1</text:p>
          </table:table-cell>
          <table:table-cell table:formula="of:=IF([.B11]=3; ROW([.C10])-MATCH(5; [.C$1:.C10]; 1); &quot;&quot;)">
            <text:p/>
          </table:table-cell>
          <table:table-cell table:formula="of:=IF([.C11]=1; 1; IF([.C11]=2; 2; IF([.C11]=3; 4; IF([.C11]=4; 7; &quot;&quot;))))">
            <text:p/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2]-[.A11]" office:value-type="float" office:value="3" calcext:value-type="float">
            <text:p>3</text:p>
          </table:table-cell>
          <table:table-cell table:formula="of:=IF([.B12]=3; ROW([.C11])-MATCH(5; [.C$1:.C11]; 1); &quot;&quot;)" office:value-type="float" office:value="4" calcext:value-type="float">
            <text:p>4</text:p>
          </table:table-cell>
          <table:table-cell table:formula="of:=IF([.C12]=1; 1; IF([.C12]=2; 2; IF([.C12]=3; 4; IF([.C12]=4; 7; &quot;&quot;)))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3]-[.A12]" office:value-type="float" office:value="1" calcext:value-type="float">
            <text:p>1</text:p>
          </table:table-cell>
          <table:table-cell table:formula="of:=IF([.B13]=3; ROW([.C12])-MATCH(5; [.C$1:.C12]; 1); &quot;&quot;)">
            <text:p/>
          </table:table-cell>
          <table:table-cell table:formula="of:=IF([.C13]=1; 1; IF([.C13]=2; 2; IF([.C13]=3; 4; IF([.C13]=4; 7; &quot;&quot;))))">
            <text:p/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4]-[.A13]" office:value-type="float" office:value="1" calcext:value-type="float">
            <text:p>1</text:p>
          </table:table-cell>
          <table:table-cell table:formula="of:=IF([.B14]=3; ROW([.C13])-MATCH(5; [.C$1:.C13]; 1); &quot;&quot;)">
            <text:p/>
          </table:table-cell>
          <table:table-cell table:formula="of:=IF([.C14]=1; 1; IF([.C14]=2; 2; IF([.C14]=3; 4; IF([.C14]=4; 7; &quot;&quot;))))">
            <text:p/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5]-[.A14]" office:value-type="float" office:value="3" calcext:value-type="float">
            <text:p>3</text:p>
          </table:table-cell>
          <table:table-cell table:formula="of:=IF([.B15]=3; ROW([.C14])-MATCH(5; [.C$1:.C14]; 1); &quot;&quot;)" office:value-type="float" office:value="2" calcext:value-type="float">
            <text:p>2</text:p>
          </table:table-cell>
          <table:table-cell table:formula="of:=IF([.C15]=1; 1; IF([.C15]=2; 2; IF([.C15]=3; 4; IF([.C15]=4; 7; &quot;&quot;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6]-[.A15]" office:value-type="float" office:value="1" calcext:value-type="float">
            <text:p>1</text:p>
          </table:table-cell>
          <table:table-cell table:formula="of:=IF([.B16]=3; ROW([.C15])-MATCH(5; [.C$1:.C15]; 1); &quot;&quot;)">
            <text:p/>
          </table:table-cell>
          <table:table-cell table:formula="of:=IF([.C16]=1; 1; IF([.C16]=2; 2; IF([.C16]=3; 4; IF([.C16]=4; 7; &quot;&quot;))))">
            <text:p/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17]-[.A16]" office:value-type="float" office:value="1" calcext:value-type="float">
            <text:p>1</text:p>
          </table:table-cell>
          <table:table-cell table:formula="of:=IF([.B17]=3; ROW([.C16])-MATCH(5; [.C$1:.C16]; 1); &quot;&quot;)">
            <text:p/>
          </table:table-cell>
          <table:table-cell table:formula="of:=IF([.C17]=1; 1; IF([.C17]=2; 2; IF([.C17]=3; 4; IF([.C17]=4; 7; &quot;&quot;))))">
            <text:p/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8]-[.A17]" office:value-type="float" office:value="1" calcext:value-type="float">
            <text:p>1</text:p>
          </table:table-cell>
          <table:table-cell table:formula="of:=IF([.B18]=3; ROW([.C17])-MATCH(5; [.C$1:.C17]; 1); &quot;&quot;)">
            <text:p/>
          </table:table-cell>
          <table:table-cell table:formula="of:=IF([.C18]=1; 1; IF([.C18]=2; 2; IF([.C18]=3; 4; IF([.C18]=4; 7; &quot;&quot;))))">
            <text:p/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19]-[.A18]" office:value-type="float" office:value="3" calcext:value-type="float">
            <text:p>3</text:p>
          </table:table-cell>
          <table:table-cell table:formula="of:=IF([.B19]=3; ROW([.C18])-MATCH(5; [.C$1:.C18]; 1); &quot;&quot;)" office:value-type="float" office:value="3" calcext:value-type="float">
            <text:p>3</text:p>
          </table:table-cell>
          <table:table-cell table:formula="of:=IF([.C19]=1; 1; IF([.C19]=2; 2; IF([.C19]=3; 4; IF([.C19]=4; 7; &quot;&quot;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0]-[.A19]" office:value-type="float" office:value="3" calcext:value-type="float">
            <text:p>3</text:p>
          </table:table-cell>
          <table:table-cell table:formula="of:=IF([.B20]=3; ROW([.C19])-MATCH(5; [.C$1:.C19]; 1); &quot;&quot;)" office:value-type="float" office:value="0" calcext:value-type="float">
            <text:p>0</text:p>
          </table:table-cell>
          <table:table-cell table:formula="of:=IF([.C20]=1; 1; IF([.C20]=2; 2; IF([.C20]=3; 4; IF([.C20]=4; 7; &quot;&quot;))))">
            <text:p/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1]-[.A20]" office:value-type="float" office:value="1" calcext:value-type="float">
            <text:p>1</text:p>
          </table:table-cell>
          <table:table-cell table:formula="of:=IF([.B21]=3; ROW([.C20])-MATCH(5; [.C$1:.C20]; 1); &quot;&quot;)">
            <text:p/>
          </table:table-cell>
          <table:table-cell table:formula="of:=IF([.C21]=1; 1; IF([.C21]=2; 2; IF([.C21]=3; 4; IF([.C21]=4; 7; &quot;&quot;))))">
            <text:p/>
          </table:table-cell>
          <table:table-cell table:style-name="ce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2]-[.A21]" office:value-type="float" office:value="1" calcext:value-type="float">
            <text:p>1</text:p>
          </table:table-cell>
          <table:table-cell table:formula="of:=IF([.B22]=3; ROW([.C21])-MATCH(5; [.C$1:.C21]; 1); &quot;&quot;)">
            <text:p/>
          </table:table-cell>
          <table:table-cell table:formula="of:=IF([.C22]=1; 1; IF([.C22]=2; 2; IF([.C22]=3; 4; IF([.C22]=4; 7; &quot;&quot;))))">
            <text:p/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23]-[.A22]" office:value-type="float" office:value="1" calcext:value-type="float">
            <text:p>1</text:p>
          </table:table-cell>
          <table:table-cell table:formula="of:=IF([.B23]=3; ROW([.C22])-MATCH(5; [.C$1:.C22]; 1); &quot;&quot;)">
            <text:p/>
          </table:table-cell>
          <table:table-cell table:formula="of:=IF([.C23]=1; 1; IF([.C23]=2; 2; IF([.C23]=3; 4; IF([.C23]=4; 7; &quot;&quot;))))">
            <text:p/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24]-[.A23]" office:value-type="float" office:value="1" calcext:value-type="float">
            <text:p>1</text:p>
          </table:table-cell>
          <table:table-cell table:formula="of:=IF([.B24]=3; ROW([.C23])-MATCH(5; [.C$1:.C23]; 1); &quot;&quot;)">
            <text:p/>
          </table:table-cell>
          <table:table-cell table:formula="of:=IF([.C24]=1; 1; IF([.C24]=2; 2; IF([.C24]=3; 4; IF([.C24]=4; 7; &quot;&quot;))))">
            <text:p/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25]-[.A24]" office:value-type="float" office:value="3" calcext:value-type="float">
            <text:p>3</text:p>
          </table:table-cell>
          <table:table-cell table:formula="of:=IF([.B25]=3; ROW([.C24])-MATCH(5; [.C$1:.C24]; 1); &quot;&quot;)" office:value-type="float" office:value="4" calcext:value-type="float">
            <text:p>4</text:p>
          </table:table-cell>
          <table:table-cell table:formula="of:=IF([.C25]=1; 1; IF([.C25]=2; 2; IF([.C25]=3; 4; IF([.C25]=4; 7; &quot;&quot;)))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26]-[.A25]" office:value-type="float" office:value="1" calcext:value-type="float">
            <text:p>1</text:p>
          </table:table-cell>
          <table:table-cell table:formula="of:=IF([.B26]=3; ROW([.C25])-MATCH(5; [.C$1:.C25]; 1); &quot;&quot;)">
            <text:p/>
          </table:table-cell>
          <table:table-cell table:formula="of:=IF([.C26]=1; 1; IF([.C26]=2; 2; IF([.C26]=3; 4; IF([.C26]=4; 7; &quot;&quot;))))">
            <text:p/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27]-[.A26]" office:value-type="float" office:value="1" calcext:value-type="float">
            <text:p>1</text:p>
          </table:table-cell>
          <table:table-cell table:formula="of:=IF([.B27]=3; ROW([.C26])-MATCH(5; [.C$1:.C26]; 1); &quot;&quot;)">
            <text:p/>
          </table:table-cell>
          <table:table-cell table:formula="of:=IF([.C27]=1; 1; IF([.C27]=2; 2; IF([.C27]=3; 4; IF([.C27]=4; 7; &quot;&quot;))))">
            <text:p/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28]-[.A27]" office:value-type="float" office:value="1" calcext:value-type="float">
            <text:p>1</text:p>
          </table:table-cell>
          <table:table-cell table:formula="of:=IF([.B28]=3; ROW([.C27])-MATCH(5; [.C$1:.C27]; 1); &quot;&quot;)">
            <text:p/>
          </table:table-cell>
          <table:table-cell table:formula="of:=IF([.C28]=1; 1; IF([.C28]=2; 2; IF([.C28]=3; 4; IF([.C28]=4; 7; &quot;&quot;))))">
            <text:p/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29]-[.A28]" office:value-type="float" office:value="1" calcext:value-type="float">
            <text:p>1</text:p>
          </table:table-cell>
          <table:table-cell table:formula="of:=IF([.B29]=3; ROW([.C28])-MATCH(5; [.C$1:.C28]; 1); &quot;&quot;)">
            <text:p/>
          </table:table-cell>
          <table:table-cell table:formula="of:=IF([.C29]=1; 1; IF([.C29]=2; 2; IF([.C29]=3; 4; IF([.C29]=4; 7; &quot;&quot;))))">
            <text:p/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30]-[.A29]" office:value-type="float" office:value="3" calcext:value-type="float">
            <text:p>3</text:p>
          </table:table-cell>
          <table:table-cell table:formula="of:=IF([.B30]=3; ROW([.C29])-MATCH(5; [.C$1:.C29]; 1); &quot;&quot;)" office:value-type="float" office:value="4" calcext:value-type="float">
            <text:p>4</text:p>
          </table:table-cell>
          <table:table-cell table:formula="of:=IF([.C30]=1; 1; IF([.C30]=2; 2; IF([.C30]=3; 4; IF([.C30]=4; 7; &quot;&quot;)))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31]-[.A30]" office:value-type="float" office:value="3" calcext:value-type="float">
            <text:p>3</text:p>
          </table:table-cell>
          <table:table-cell table:formula="of:=IF([.B31]=3; ROW([.C30])-MATCH(5; [.C$1:.C30]; 1); &quot;&quot;)" office:value-type="float" office:value="0" calcext:value-type="float">
            <text:p>0</text:p>
          </table:table-cell>
          <table:table-cell table:formula="of:=IF([.C31]=1; 1; IF([.C31]=2; 2; IF([.C31]=3; 4; IF([.C31]=4; 7; &quot;&quot;))))">
            <text:p/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32]-[.A31]" office:value-type="float" office:value="3" calcext:value-type="float">
            <text:p>3</text:p>
          </table:table-cell>
          <table:table-cell table:formula="of:=IF([.B32]=3; ROW([.C31])-MATCH(5; [.C$1:.C31]; 1); &quot;&quot;)" office:value-type="float" office:value="0" calcext:value-type="float">
            <text:p>0</text:p>
          </table:table-cell>
          <table:table-cell table:formula="of:=IF([.C32]=1; 1; IF([.C32]=2; 2; IF([.C32]=3; 4; IF([.C32]=4; 7; &quot;&quot;))))">
            <text:p/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33]-[.A32]" office:value-type="float" office:value="1" calcext:value-type="float">
            <text:p>1</text:p>
          </table:table-cell>
          <table:table-cell table:formula="of:=IF([.B33]=3; ROW([.C32])-MATCH(5; [.C$1:.C32]; 1); &quot;&quot;)">
            <text:p/>
          </table:table-cell>
          <table:table-cell table:formula="of:=IF([.C33]=1; 1; IF([.C33]=2; 2; IF([.C33]=3; 4; IF([.C33]=4; 7; &quot;&quot;))))">
            <text:p/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34]-[.A33]" office:value-type="float" office:value="1" calcext:value-type="float">
            <text:p>1</text:p>
          </table:table-cell>
          <table:table-cell table:formula="of:=IF([.B34]=3; ROW([.C33])-MATCH(5; [.C$1:.C33]; 1); &quot;&quot;)">
            <text:p/>
          </table:table-cell>
          <table:table-cell table:formula="of:=IF([.C34]=1; 1; IF([.C34]=2; 2; IF([.C34]=3; 4; IF([.C34]=4; 7; &quot;&quot;))))">
            <text:p/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35]-[.A34]" office:value-type="float" office:value="1" calcext:value-type="float">
            <text:p>1</text:p>
          </table:table-cell>
          <table:table-cell table:formula="of:=IF([.B35]=3; ROW([.C34])-MATCH(5; [.C$1:.C34]; 1); &quot;&quot;)">
            <text:p/>
          </table:table-cell>
          <table:table-cell table:formula="of:=IF([.C35]=1; 1; IF([.C35]=2; 2; IF([.C35]=3; 4; IF([.C35]=4; 7; &quot;&quot;))))">
            <text:p/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36]-[.A35]" office:value-type="float" office:value="3" calcext:value-type="float">
            <text:p>3</text:p>
          </table:table-cell>
          <table:table-cell table:formula="of:=IF([.B36]=3; ROW([.C35])-MATCH(5; [.C$1:.C35]; 1); &quot;&quot;)" office:value-type="float" office:value="3" calcext:value-type="float">
            <text:p>3</text:p>
          </table:table-cell>
          <table:table-cell table:formula="of:=IF([.C36]=1; 1; IF([.C36]=2; 2; IF([.C36]=3; 4; IF([.C36]=4; 7; &quot;&quot;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37]-[.A36]" office:value-type="float" office:value="1" calcext:value-type="float">
            <text:p>1</text:p>
          </table:table-cell>
          <table:table-cell table:formula="of:=IF([.B37]=3; ROW([.C36])-MATCH(5; [.C$1:.C36]; 1); &quot;&quot;)">
            <text:p/>
          </table:table-cell>
          <table:table-cell table:formula="of:=IF([.C37]=1; 1; IF([.C37]=2; 2; IF([.C37]=3; 4; IF([.C37]=4; 7; &quot;&quot;))))">
            <text:p/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38]-[.A37]" office:value-type="float" office:value="1" calcext:value-type="float">
            <text:p>1</text:p>
          </table:table-cell>
          <table:table-cell table:formula="of:=IF([.B38]=3; ROW([.C37])-MATCH(5; [.C$1:.C37]; 1); &quot;&quot;)">
            <text:p/>
          </table:table-cell>
          <table:table-cell table:formula="of:=IF([.C38]=1; 1; IF([.C38]=2; 2; IF([.C38]=3; 4; IF([.C38]=4; 7; &quot;&quot;))))">
            <text:p/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39]-[.A38]" office:value-type="float" office:value="1" calcext:value-type="float">
            <text:p>1</text:p>
          </table:table-cell>
          <table:table-cell table:formula="of:=IF([.B39]=3; ROW([.C38])-MATCH(5; [.C$1:.C38]; 1); &quot;&quot;)">
            <text:p/>
          </table:table-cell>
          <table:table-cell table:formula="of:=IF([.C39]=1; 1; IF([.C39]=2; 2; IF([.C39]=3; 4; IF([.C39]=4; 7; &quot;&quot;))))">
            <text:p/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40]-[.A39]" office:value-type="float" office:value="3" calcext:value-type="float">
            <text:p>3</text:p>
          </table:table-cell>
          <table:table-cell table:formula="of:=IF([.B40]=3; ROW([.C39])-MATCH(5; [.C$1:.C39]; 1); &quot;&quot;)" office:value-type="float" office:value="3" calcext:value-type="float">
            <text:p>3</text:p>
          </table:table-cell>
          <table:table-cell table:formula="of:=IF([.C40]=1; 1; IF([.C40]=2; 2; IF([.C40]=3; 4; IF([.C40]=4; 7; &quot;&quot;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41]-[.A40]" office:value-type="float" office:value="3" calcext:value-type="float">
            <text:p>3</text:p>
          </table:table-cell>
          <table:table-cell table:formula="of:=IF([.B41]=3; ROW([.C40])-MATCH(5; [.C$1:.C40]; 1); &quot;&quot;)" office:value-type="float" office:value="0" calcext:value-type="float">
            <text:p>0</text:p>
          </table:table-cell>
          <table:table-cell table:formula="of:=IF([.C41]=1; 1; IF([.C41]=2; 2; IF([.C41]=3; 4; IF([.C41]=4; 7; &quot;&quot;))))">
            <text:p/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42]-[.A41]" office:value-type="float" office:value="3" calcext:value-type="float">
            <text:p>3</text:p>
          </table:table-cell>
          <table:table-cell table:formula="of:=IF([.B42]=3; ROW([.C41])-MATCH(5; [.C$1:.C41]; 1); &quot;&quot;)" office:value-type="float" office:value="0" calcext:value-type="float">
            <text:p>0</text:p>
          </table:table-cell>
          <table:table-cell table:formula="of:=IF([.C42]=1; 1; IF([.C42]=2; 2; IF([.C42]=3; 4; IF([.C42]=4; 7; &quot;&quot;))))">
            <text:p/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43]-[.A42]" office:value-type="float" office:value="1" calcext:value-type="float">
            <text:p>1</text:p>
          </table:table-cell>
          <table:table-cell table:formula="of:=IF([.B43]=3; ROW([.C42])-MATCH(5; [.C$1:.C42]; 1); &quot;&quot;)">
            <text:p/>
          </table:table-cell>
          <table:table-cell table:formula="of:=IF([.C43]=1; 1; IF([.C43]=2; 2; IF([.C43]=3; 4; IF([.C43]=4; 7; &quot;&quot;))))">
            <text:p/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44]-[.A43]" office:value-type="float" office:value="1" calcext:value-type="float">
            <text:p>1</text:p>
          </table:table-cell>
          <table:table-cell table:formula="of:=IF([.B44]=3; ROW([.C43])-MATCH(5; [.C$1:.C43]; 1); &quot;&quot;)">
            <text:p/>
          </table:table-cell>
          <table:table-cell table:formula="of:=IF([.C44]=1; 1; IF([.C44]=2; 2; IF([.C44]=3; 4; IF([.C44]=4; 7; &quot;&quot;))))">
            <text:p/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45]-[.A44]" office:value-type="float" office:value="1" calcext:value-type="float">
            <text:p>1</text:p>
          </table:table-cell>
          <table:table-cell table:formula="of:=IF([.B45]=3; ROW([.C44])-MATCH(5; [.C$1:.C44]; 1); &quot;&quot;)">
            <text:p/>
          </table:table-cell>
          <table:table-cell table:formula="of:=IF([.C45]=1; 1; IF([.C45]=2; 2; IF([.C45]=3; 4; IF([.C45]=4; 7; &quot;&quot;))))">
            <text:p/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46]-[.A45]" office:value-type="float" office:value="1" calcext:value-type="float">
            <text:p>1</text:p>
          </table:table-cell>
          <table:table-cell table:formula="of:=IF([.B46]=3; ROW([.C45])-MATCH(5; [.C$1:.C45]; 1); &quot;&quot;)">
            <text:p/>
          </table:table-cell>
          <table:table-cell table:formula="of:=IF([.C46]=1; 1; IF([.C46]=2; 2; IF([.C46]=3; 4; IF([.C46]=4; 7; &quot;&quot;))))">
            <text:p/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47]-[.A46]" office:value-type="float" office:value="3" calcext:value-type="float">
            <text:p>3</text:p>
          </table:table-cell>
          <table:table-cell table:formula="of:=IF([.B47]=3; ROW([.C46])-MATCH(5; [.C$1:.C46]; 1); &quot;&quot;)" office:value-type="float" office:value="4" calcext:value-type="float">
            <text:p>4</text:p>
          </table:table-cell>
          <table:table-cell table:formula="of:=IF([.C47]=1; 1; IF([.C47]=2; 2; IF([.C47]=3; 4; IF([.C47]=4; 7; &quot;&quot;)))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48]-[.A47]" office:value-type="float" office:value="1" calcext:value-type="float">
            <text:p>1</text:p>
          </table:table-cell>
          <table:table-cell table:formula="of:=IF([.B48]=3; ROW([.C47])-MATCH(5; [.C$1:.C47]; 1); &quot;&quot;)">
            <text:p/>
          </table:table-cell>
          <table:table-cell table:formula="of:=IF([.C48]=1; 1; IF([.C48]=2; 2; IF([.C48]=3; 4; IF([.C48]=4; 7; &quot;&quot;))))">
            <text:p/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49]-[.A48]" office:value-type="float" office:value="1" calcext:value-type="float">
            <text:p>1</text:p>
          </table:table-cell>
          <table:table-cell table:formula="of:=IF([.B49]=3; ROW([.C48])-MATCH(5; [.C$1:.C48]; 1); &quot;&quot;)">
            <text:p/>
          </table:table-cell>
          <table:table-cell table:formula="of:=IF([.C49]=1; 1; IF([.C49]=2; 2; IF([.C49]=3; 4; IF([.C49]=4; 7; &quot;&quot;))))">
            <text:p/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50]-[.A49]" office:value-type="float" office:value="1" calcext:value-type="float">
            <text:p>1</text:p>
          </table:table-cell>
          <table:table-cell table:formula="of:=IF([.B50]=3; ROW([.C49])-MATCH(5; [.C$1:.C49]; 1); &quot;&quot;)">
            <text:p/>
          </table:table-cell>
          <table:table-cell table:formula="of:=IF([.C50]=1; 1; IF([.C50]=2; 2; IF([.C50]=3; 4; IF([.C50]=4; 7; &quot;&quot;))))">
            <text:p/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51]-[.A50]" office:value-type="float" office:value="3" calcext:value-type="float">
            <text:p>3</text:p>
          </table:table-cell>
          <table:table-cell table:formula="of:=IF([.B51]=3; ROW([.C50])-MATCH(5; [.C$1:.C50]; 1); &quot;&quot;)" office:value-type="float" office:value="3" calcext:value-type="float">
            <text:p>3</text:p>
          </table:table-cell>
          <table:table-cell table:formula="of:=IF([.C51]=1; 1; IF([.C51]=2; 2; IF([.C51]=3; 4; IF([.C51]=4; 7; &quot;&quot;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52]-[.A51]" office:value-type="float" office:value="1" calcext:value-type="float">
            <text:p>1</text:p>
          </table:table-cell>
          <table:table-cell table:formula="of:=IF([.B52]=3; ROW([.C51])-MATCH(5; [.C$1:.C51]; 1); &quot;&quot;)">
            <text:p/>
          </table:table-cell>
          <table:table-cell table:formula="of:=IF([.C52]=1; 1; IF([.C52]=2; 2; IF([.C52]=3; 4; IF([.C52]=4; 7; &quot;&quot;))))">
            <text:p/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53]-[.A52]" office:value-type="float" office:value="1" calcext:value-type="float">
            <text:p>1</text:p>
          </table:table-cell>
          <table:table-cell table:formula="of:=IF([.B53]=3; ROW([.C52])-MATCH(5; [.C$1:.C52]; 1); &quot;&quot;)">
            <text:p/>
          </table:table-cell>
          <table:table-cell table:formula="of:=IF([.C53]=1; 1; IF([.C53]=2; 2; IF([.C53]=3; 4; IF([.C53]=4; 7; &quot;&quot;))))">
            <text:p/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54]-[.A53]" office:value-type="float" office:value="1" calcext:value-type="float">
            <text:p>1</text:p>
          </table:table-cell>
          <table:table-cell table:formula="of:=IF([.B54]=3; ROW([.C53])-MATCH(5; [.C$1:.C53]; 1); &quot;&quot;)">
            <text:p/>
          </table:table-cell>
          <table:table-cell table:formula="of:=IF([.C54]=1; 1; IF([.C54]=2; 2; IF([.C54]=3; 4; IF([.C54]=4; 7; &quot;&quot;))))">
            <text:p/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55]-[.A54]" office:value-type="float" office:value="1" calcext:value-type="float">
            <text:p>1</text:p>
          </table:table-cell>
          <table:table-cell table:formula="of:=IF([.B55]=3; ROW([.C54])-MATCH(5; [.C$1:.C54]; 1); &quot;&quot;)">
            <text:p/>
          </table:table-cell>
          <table:table-cell table:formula="of:=IF([.C55]=1; 1; IF([.C55]=2; 2; IF([.C55]=3; 4; IF([.C55]=4; 7; &quot;&quot;))))">
            <text:p/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56]-[.A55]" office:value-type="float" office:value="3" calcext:value-type="float">
            <text:p>3</text:p>
          </table:table-cell>
          <table:table-cell table:formula="of:=IF([.B56]=3; ROW([.C55])-MATCH(5; [.C$1:.C55]; 1); &quot;&quot;)" office:value-type="float" office:value="4" calcext:value-type="float">
            <text:p>4</text:p>
          </table:table-cell>
          <table:table-cell table:formula="of:=IF([.C56]=1; 1; IF([.C56]=2; 2; IF([.C56]=3; 4; IF([.C56]=4; 7; &quot;&quot;)))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57]-[.A56]" office:value-type="float" office:value="3" calcext:value-type="float">
            <text:p>3</text:p>
          </table:table-cell>
          <table:table-cell table:formula="of:=IF([.B57]=3; ROW([.C56])-MATCH(5; [.C$1:.C56]; 1); &quot;&quot;)" office:value-type="float" office:value="0" calcext:value-type="float">
            <text:p>0</text:p>
          </table:table-cell>
          <table:table-cell table:formula="of:=IF([.C57]=1; 1; IF([.C57]=2; 2; IF([.C57]=3; 4; IF([.C57]=4; 7; &quot;&quot;))))">
            <text:p/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58]-[.A57]" office:value-type="float" office:value="1" calcext:value-type="float">
            <text:p>1</text:p>
          </table:table-cell>
          <table:table-cell table:formula="of:=IF([.B58]=3; ROW([.C57])-MATCH(5; [.C$1:.C57]; 1); &quot;&quot;)">
            <text:p/>
          </table:table-cell>
          <table:table-cell table:formula="of:=IF([.C58]=1; 1; IF([.C58]=2; 2; IF([.C58]=3; 4; IF([.C58]=4; 7; &quot;&quot;))))">
            <text:p/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59]-[.A58]" office:value-type="float" office:value="1" calcext:value-type="float">
            <text:p>1</text:p>
          </table:table-cell>
          <table:table-cell table:formula="of:=IF([.B59]=3; ROW([.C58])-MATCH(5; [.C$1:.C58]; 1); &quot;&quot;)">
            <text:p/>
          </table:table-cell>
          <table:table-cell table:formula="of:=IF([.C59]=1; 1; IF([.C59]=2; 2; IF([.C59]=3; 4; IF([.C59]=4; 7; &quot;&quot;))))">
            <text:p/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60]-[.A59]" office:value-type="float" office:value="1" calcext:value-type="float">
            <text:p>1</text:p>
          </table:table-cell>
          <table:table-cell table:formula="of:=IF([.B60]=3; ROW([.C59])-MATCH(5; [.C$1:.C59]; 1); &quot;&quot;)">
            <text:p/>
          </table:table-cell>
          <table:table-cell table:formula="of:=IF([.C60]=1; 1; IF([.C60]=2; 2; IF([.C60]=3; 4; IF([.C60]=4; 7; &quot;&quot;))))">
            <text:p/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61]-[.A60]" office:value-type="float" office:value="1" calcext:value-type="float">
            <text:p>1</text:p>
          </table:table-cell>
          <table:table-cell table:formula="of:=IF([.B61]=3; ROW([.C60])-MATCH(5; [.C$1:.C60]; 1); &quot;&quot;)">
            <text:p/>
          </table:table-cell>
          <table:table-cell table:formula="of:=IF([.C61]=1; 1; IF([.C61]=2; 2; IF([.C61]=3; 4; IF([.C61]=4; 7; &quot;&quot;))))">
            <text:p/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62]-[.A61]" office:value-type="float" office:value="3" calcext:value-type="float">
            <text:p>3</text:p>
          </table:table-cell>
          <table:table-cell table:formula="of:=IF([.B62]=3; ROW([.C61])-MATCH(5; [.C$1:.C61]; 1); &quot;&quot;)" office:value-type="float" office:value="4" calcext:value-type="float">
            <text:p>4</text:p>
          </table:table-cell>
          <table:table-cell table:formula="of:=IF([.C62]=1; 1; IF([.C62]=2; 2; IF([.C62]=3; 4; IF([.C62]=4; 7; &quot;&quot;)))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63]-[.A62]" office:value-type="float" office:value="1" calcext:value-type="float">
            <text:p>1</text:p>
          </table:table-cell>
          <table:table-cell table:formula="of:=IF([.B63]=3; ROW([.C62])-MATCH(5; [.C$1:.C62]; 1); &quot;&quot;)">
            <text:p/>
          </table:table-cell>
          <table:table-cell table:formula="of:=IF([.C63]=1; 1; IF([.C63]=2; 2; IF([.C63]=3; 4; IF([.C63]=4; 7; &quot;&quot;))))">
            <text:p/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64]-[.A63]" office:value-type="float" office:value="1" calcext:value-type="float">
            <text:p>1</text:p>
          </table:table-cell>
          <table:table-cell table:formula="of:=IF([.B64]=3; ROW([.C63])-MATCH(5; [.C$1:.C63]; 1); &quot;&quot;)">
            <text:p/>
          </table:table-cell>
          <table:table-cell table:formula="of:=IF([.C64]=1; 1; IF([.C64]=2; 2; IF([.C64]=3; 4; IF([.C64]=4; 7; &quot;&quot;))))">
            <text:p/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65]-[.A64]" office:value-type="float" office:value="1" calcext:value-type="float">
            <text:p>1</text:p>
          </table:table-cell>
          <table:table-cell table:formula="of:=IF([.B65]=3; ROW([.C64])-MATCH(5; [.C$1:.C64]; 1); &quot;&quot;)">
            <text:p/>
          </table:table-cell>
          <table:table-cell table:formula="of:=IF([.C65]=1; 1; IF([.C65]=2; 2; IF([.C65]=3; 4; IF([.C65]=4; 7; &quot;&quot;))))">
            <text:p/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66]-[.A65]" office:value-type="float" office:value="1" calcext:value-type="float">
            <text:p>1</text:p>
          </table:table-cell>
          <table:table-cell table:formula="of:=IF([.B66]=3; ROW([.C65])-MATCH(5; [.C$1:.C65]; 1); &quot;&quot;)">
            <text:p/>
          </table:table-cell>
          <table:table-cell table:formula="of:=IF([.C66]=1; 1; IF([.C66]=2; 2; IF([.C66]=3; 4; IF([.C66]=4; 7; &quot;&quot;))))">
            <text:p/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67]-[.A66]" office:value-type="float" office:value="3" calcext:value-type="float">
            <text:p>3</text:p>
          </table:table-cell>
          <table:table-cell table:formula="of:=IF([.B67]=3; ROW([.C66])-MATCH(5; [.C$1:.C66]; 1); &quot;&quot;)" office:value-type="float" office:value="4" calcext:value-type="float">
            <text:p>4</text:p>
          </table:table-cell>
          <table:table-cell table:formula="of:=IF([.C67]=1; 1; IF([.C67]=2; 2; IF([.C67]=3; 4; IF([.C67]=4; 7; &quot;&quot;)))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68]-[.A67]" office:value-type="float" office:value="1" calcext:value-type="float">
            <text:p>1</text:p>
          </table:table-cell>
          <table:table-cell table:formula="of:=IF([.B68]=3; ROW([.C67])-MATCH(5; [.C$1:.C67]; 1); &quot;&quot;)">
            <text:p/>
          </table:table-cell>
          <table:table-cell table:formula="of:=IF([.C68]=1; 1; IF([.C68]=2; 2; IF([.C68]=3; 4; IF([.C68]=4; 7; &quot;&quot;))))">
            <text:p/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69]-[.A68]" office:value-type="float" office:value="1" calcext:value-type="float">
            <text:p>1</text:p>
          </table:table-cell>
          <table:table-cell table:formula="of:=IF([.B69]=3; ROW([.C68])-MATCH(5; [.C$1:.C68]; 1); &quot;&quot;)">
            <text:p/>
          </table:table-cell>
          <table:table-cell table:formula="of:=IF([.C69]=1; 1; IF([.C69]=2; 2; IF([.C69]=3; 4; IF([.C69]=4; 7; &quot;&quot;))))">
            <text:p/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70]-[.A69]" office:value-type="float" office:value="3" calcext:value-type="float">
            <text:p>3</text:p>
          </table:table-cell>
          <table:table-cell table:formula="of:=IF([.B70]=3; ROW([.C69])-MATCH(5; [.C$1:.C69]; 1); &quot;&quot;)" office:value-type="float" office:value="2" calcext:value-type="float">
            <text:p>2</text:p>
          </table:table-cell>
          <table:table-cell table:formula="of:=IF([.C70]=1; 1; IF([.C70]=2; 2; IF([.C70]=3; 4; IF([.C70]=4; 7; &quot;&quot;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71]-[.A70]" office:value-type="float" office:value="1" calcext:value-type="float">
            <text:p>1</text:p>
          </table:table-cell>
          <table:table-cell table:formula="of:=IF([.B71]=3; ROW([.C70])-MATCH(5; [.C$1:.C70]; 1); &quot;&quot;)">
            <text:p/>
          </table:table-cell>
          <table:table-cell table:formula="of:=IF([.C71]=1; 1; IF([.C71]=2; 2; IF([.C71]=3; 4; IF([.C71]=4; 7; &quot;&quot;))))">
            <text:p/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72]-[.A71]" office:value-type="float" office:value="1" calcext:value-type="float">
            <text:p>1</text:p>
          </table:table-cell>
          <table:table-cell table:formula="of:=IF([.B72]=3; ROW([.C71])-MATCH(5; [.C$1:.C71]; 1); &quot;&quot;)">
            <text:p/>
          </table:table-cell>
          <table:table-cell table:formula="of:=IF([.C72]=1; 1; IF([.C72]=2; 2; IF([.C72]=3; 4; IF([.C72]=4; 7; &quot;&quot;))))">
            <text:p/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73]-[.A72]" office:value-type="float" office:value="1" calcext:value-type="float">
            <text:p>1</text:p>
          </table:table-cell>
          <table:table-cell table:formula="of:=IF([.B73]=3; ROW([.C72])-MATCH(5; [.C$1:.C72]; 1); &quot;&quot;)">
            <text:p/>
          </table:table-cell>
          <table:table-cell table:formula="of:=IF([.C73]=1; 1; IF([.C73]=2; 2; IF([.C73]=3; 4; IF([.C73]=4; 7; &quot;&quot;))))">
            <text:p/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74]-[.A73]" office:value-type="float" office:value="1" calcext:value-type="float">
            <text:p>1</text:p>
          </table:table-cell>
          <table:table-cell table:formula="of:=IF([.B74]=3; ROW([.C73])-MATCH(5; [.C$1:.C73]; 1); &quot;&quot;)">
            <text:p/>
          </table:table-cell>
          <table:table-cell table:formula="of:=IF([.C74]=1; 1; IF([.C74]=2; 2; IF([.C74]=3; 4; IF([.C74]=4; 7; &quot;&quot;))))">
            <text:p/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75]-[.A74]" office:value-type="float" office:value="3" calcext:value-type="float">
            <text:p>3</text:p>
          </table:table-cell>
          <table:table-cell table:formula="of:=IF([.B75]=3; ROW([.C74])-MATCH(5; [.C$1:.C74]; 1); &quot;&quot;)" office:value-type="float" office:value="4" calcext:value-type="float">
            <text:p>4</text:p>
          </table:table-cell>
          <table:table-cell table:formula="of:=IF([.C75]=1; 1; IF([.C75]=2; 2; IF([.C75]=3; 4; IF([.C75]=4; 7; &quot;&quot;)))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76]-[.A75]" office:value-type="float" office:value="3" calcext:value-type="float">
            <text:p>3</text:p>
          </table:table-cell>
          <table:table-cell table:formula="of:=IF([.B76]=3; ROW([.C75])-MATCH(5; [.C$1:.C75]; 1); &quot;&quot;)" office:value-type="float" office:value="0" calcext:value-type="float">
            <text:p>0</text:p>
          </table:table-cell>
          <table:table-cell table:formula="of:=IF([.C76]=1; 1; IF([.C76]=2; 2; IF([.C76]=3; 4; IF([.C76]=4; 7; &quot;&quot;))))">
            <text:p/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77]-[.A76]" office:value-type="float" office:value="1" calcext:value-type="float">
            <text:p>1</text:p>
          </table:table-cell>
          <table:table-cell table:formula="of:=IF([.B77]=3; ROW([.C76])-MATCH(5; [.C$1:.C76]; 1); &quot;&quot;)">
            <text:p/>
          </table:table-cell>
          <table:table-cell table:formula="of:=IF([.C77]=1; 1; IF([.C77]=2; 2; IF([.C77]=3; 4; IF([.C77]=4; 7; &quot;&quot;))))">
            <text:p/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78]-[.A77]" office:value-type="float" office:value="3" calcext:value-type="float">
            <text:p>3</text:p>
          </table:table-cell>
          <table:table-cell table:formula="of:=IF([.B78]=3; ROW([.C77])-MATCH(5; [.C$1:.C77]; 1); &quot;&quot;)" office:value-type="float" office:value="1" calcext:value-type="float">
            <text:p>1</text:p>
          </table:table-cell>
          <table:table-cell table:formula="of:=IF([.C78]=1; 1; IF([.C78]=2; 2; IF([.C78]=3; 4; IF([.C78]=4; 7; &quot;&quot;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79]-[.A78]" office:value-type="float" office:value="1" calcext:value-type="float">
            <text:p>1</text:p>
          </table:table-cell>
          <table:table-cell table:formula="of:=IF([.B79]=3; ROW([.C78])-MATCH(5; [.C$1:.C78]; 1); &quot;&quot;)">
            <text:p/>
          </table:table-cell>
          <table:table-cell table:formula="of:=IF([.C79]=1; 1; IF([.C79]=2; 2; IF([.C79]=3; 4; IF([.C79]=4; 7; &quot;&quot;))))">
            <text:p/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80]-[.A79]" office:value-type="float" office:value="1" calcext:value-type="float">
            <text:p>1</text:p>
          </table:table-cell>
          <table:table-cell table:formula="of:=IF([.B80]=3; ROW([.C79])-MATCH(5; [.C$1:.C79]; 1); &quot;&quot;)">
            <text:p/>
          </table:table-cell>
          <table:table-cell table:formula="of:=IF([.C80]=1; 1; IF([.C80]=2; 2; IF([.C80]=3; 4; IF([.C80]=4; 7; &quot;&quot;))))">
            <text:p/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81]-[.A80]" office:value-type="float" office:value="1" calcext:value-type="float">
            <text:p>1</text:p>
          </table:table-cell>
          <table:table-cell table:formula="of:=IF([.B81]=3; ROW([.C80])-MATCH(5; [.C$1:.C80]; 1); &quot;&quot;)">
            <text:p/>
          </table:table-cell>
          <table:table-cell table:formula="of:=IF([.C81]=1; 1; IF([.C81]=2; 2; IF([.C81]=3; 4; IF([.C81]=4; 7; &quot;&quot;))))">
            <text:p/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82]-[.A81]" office:value-type="float" office:value="3" calcext:value-type="float">
            <text:p>3</text:p>
          </table:table-cell>
          <table:table-cell table:formula="of:=IF([.B82]=3; ROW([.C81])-MATCH(5; [.C$1:.C81]; 1); &quot;&quot;)" office:value-type="float" office:value="3" calcext:value-type="float">
            <text:p>3</text:p>
          </table:table-cell>
          <table:table-cell table:formula="of:=IF([.C82]=1; 1; IF([.C82]=2; 2; IF([.C82]=3; 4; IF([.C82]=4; 7; &quot;&quot;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83]-[.A82]" office:value-type="float" office:value="3" calcext:value-type="float">
            <text:p>3</text:p>
          </table:table-cell>
          <table:table-cell table:formula="of:=IF([.B83]=3; ROW([.C82])-MATCH(5; [.C$1:.C82]; 1); &quot;&quot;)" office:value-type="float" office:value="0" calcext:value-type="float">
            <text:p>0</text:p>
          </table:table-cell>
          <table:table-cell table:formula="of:=IF([.C83]=1; 1; IF([.C83]=2; 2; IF([.C83]=3; 4; IF([.C83]=4; 7; &quot;&quot;))))">
            <text:p/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84]-[.A83]" office:value-type="float" office:value="1" calcext:value-type="float">
            <text:p>1</text:p>
          </table:table-cell>
          <table:table-cell table:formula="of:=IF([.B84]=3; ROW([.C83])-MATCH(5; [.C$1:.C83]; 1); &quot;&quot;)">
            <text:p/>
          </table:table-cell>
          <table:table-cell table:formula="of:=IF([.C84]=1; 1; IF([.C84]=2; 2; IF([.C84]=3; 4; IF([.C84]=4; 7; &quot;&quot;))))">
            <text:p/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85]-[.A84]" office:value-type="float" office:value="1" calcext:value-type="float">
            <text:p>1</text:p>
          </table:table-cell>
          <table:table-cell table:formula="of:=IF([.B85]=3; ROW([.C84])-MATCH(5; [.C$1:.C84]; 1); &quot;&quot;)">
            <text:p/>
          </table:table-cell>
          <table:table-cell table:formula="of:=IF([.C85]=1; 1; IF([.C85]=2; 2; IF([.C85]=3; 4; IF([.C85]=4; 7; &quot;&quot;))))">
            <text:p/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86]-[.A85]" office:value-type="float" office:value="1" calcext:value-type="float">
            <text:p>1</text:p>
          </table:table-cell>
          <table:table-cell table:formula="of:=IF([.B86]=3; ROW([.C85])-MATCH(5; [.C$1:.C85]; 1); &quot;&quot;)">
            <text:p/>
          </table:table-cell>
          <table:table-cell table:formula="of:=IF([.C86]=1; 1; IF([.C86]=2; 2; IF([.C86]=3; 4; IF([.C86]=4; 7; &quot;&quot;))))">
            <text:p/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87]-[.A86]" office:value-type="float" office:value="1" calcext:value-type="float">
            <text:p>1</text:p>
          </table:table-cell>
          <table:table-cell table:formula="of:=IF([.B87]=3; ROW([.C86])-MATCH(5; [.C$1:.C86]; 1); &quot;&quot;)">
            <text:p/>
          </table:table-cell>
          <table:table-cell table:formula="of:=IF([.C87]=1; 1; IF([.C87]=2; 2; IF([.C87]=3; 4; IF([.C87]=4; 7; &quot;&quot;))))">
            <text:p/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88]-[.A87]" office:value-type="float" office:value="3" calcext:value-type="float">
            <text:p>3</text:p>
          </table:table-cell>
          <table:table-cell table:formula="of:=IF([.B88]=3; ROW([.C87])-MATCH(5; [.C$1:.C87]; 1); &quot;&quot;)" office:value-type="float" office:value="4" calcext:value-type="float">
            <text:p>4</text:p>
          </table:table-cell>
          <table:table-cell table:formula="of:=IF([.C88]=1; 1; IF([.C88]=2; 2; IF([.C88]=3; 4; IF([.C88]=4; 7; &quot;&quot;)))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89]-[.A88]" office:value-type="float" office:value="1" calcext:value-type="float">
            <text:p>1</text:p>
          </table:table-cell>
          <table:table-cell table:formula="of:=IF([.B89]=3; ROW([.C88])-MATCH(5; [.C$1:.C88]; 1); &quot;&quot;)">
            <text:p/>
          </table:table-cell>
          <table:table-cell table:formula="of:=IF([.C89]=1; 1; IF([.C89]=2; 2; IF([.C89]=3; 4; IF([.C89]=4; 7; &quot;&quot;))))">
            <text:p/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90]-[.A89]" office:value-type="float" office:value="1" calcext:value-type="float">
            <text:p>1</text:p>
          </table:table-cell>
          <table:table-cell table:formula="of:=IF([.B90]=3; ROW([.C89])-MATCH(5; [.C$1:.C89]; 1); &quot;&quot;)">
            <text:p/>
          </table:table-cell>
          <table:table-cell table:formula="of:=IF([.C90]=1; 1; IF([.C90]=2; 2; IF([.C90]=3; 4; IF([.C90]=4; 7; &quot;&quot;))))">
            <text:p/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91]-[.A90]" office:value-type="float" office:value="1" calcext:value-type="float">
            <text:p>1</text:p>
          </table:table-cell>
          <table:table-cell table:formula="of:=IF([.B91]=3; ROW([.C90])-MATCH(5; [.C$1:.C90]; 1); &quot;&quot;)">
            <text:p/>
          </table:table-cell>
          <table:table-cell table:formula="of:=IF([.C91]=1; 1; IF([.C91]=2; 2; IF([.C91]=3; 4; IF([.C91]=4; 7; &quot;&quot;))))">
            <text:p/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92]-[.A91]" office:value-type="float" office:value="1" calcext:value-type="float">
            <text:p>1</text:p>
          </table:table-cell>
          <table:table-cell table:formula="of:=IF([.B92]=3; ROW([.C91])-MATCH(5; [.C$1:.C91]; 1); &quot;&quot;)">
            <text:p/>
          </table:table-cell>
          <table:table-cell table:formula="of:=IF([.C92]=1; 1; IF([.C92]=2; 2; IF([.C92]=3; 4; IF([.C92]=4; 7; &quot;&quot;))))">
            <text:p/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93]-[.A92]" office:value-type="float" office:value="3" calcext:value-type="float">
            <text:p>3</text:p>
          </table:table-cell>
          <table:table-cell table:formula="of:=IF([.B93]=3; ROW([.C92])-MATCH(5; [.C$1:.C92]; 1); &quot;&quot;)" office:value-type="float" office:value="4" calcext:value-type="float">
            <text:p>4</text:p>
          </table:table-cell>
          <table:table-cell table:formula="of:=IF([.C93]=1; 1; IF([.C93]=2; 2; IF([.C93]=3; 4; IF([.C93]=4; 7; &quot;&quot;)))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94]-[.A93]" office:value-type="float" office:value="3" calcext:value-type="float">
            <text:p>3</text:p>
          </table:table-cell>
          <table:table-cell table:formula="of:=IF([.B94]=3; ROW([.C93])-MATCH(5; [.C$1:.C93]; 1); &quot;&quot;)" office:value-type="float" office:value="0" calcext:value-type="float">
            <text:p>0</text:p>
          </table:table-cell>
          <table:table-cell table:formula="of:=IF([.C94]=1; 1; IF([.C94]=2; 2; IF([.C94]=3; 4; IF([.C94]=4; 7; &quot;&quot;))))">
            <text:p/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95]-[.A94]" office:value-type="float" office:value="1" calcext:value-type="float">
            <text:p>1</text:p>
          </table:table-cell>
          <table:table-cell table:formula="of:=IF([.B95]=3; ROW([.C94])-MATCH(5; [.C$1:.C94]; 1); &quot;&quot;)">
            <text:p/>
          </table:table-cell>
          <table:table-cell table:formula="of:=IF([.C95]=1; 1; IF([.C95]=2; 2; IF([.C95]=3; 4; IF([.C95]=4; 7; &quot;&quot;))))">
            <text:p/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96]-[.A95]" office:value-type="float" office:value="1" calcext:value-type="float">
            <text:p>1</text:p>
          </table:table-cell>
          <table:table-cell table:formula="of:=IF([.B96]=3; ROW([.C95])-MATCH(5; [.C$1:.C95]; 1); &quot;&quot;)">
            <text:p/>
          </table:table-cell>
          <table:table-cell table:formula="of:=IF([.C96]=1; 1; IF([.C96]=2; 2; IF([.C96]=3; 4; IF([.C96]=4; 7; &quot;&quot;))))">
            <text:p/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97]-[.A96]" office:value-type="float" office:value="1" calcext:value-type="float">
            <text:p>1</text:p>
          </table:table-cell>
          <table:table-cell table:formula="of:=IF([.B97]=3; ROW([.C96])-MATCH(5; [.C$1:.C96]; 1); &quot;&quot;)">
            <text:p/>
          </table:table-cell>
          <table:table-cell table:formula="of:=IF([.C97]=1; 1; IF([.C97]=2; 2; IF([.C97]=3; 4; IF([.C97]=4; 7; &quot;&quot;))))">
            <text:p/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98]-[.A97]" office:value-type="float" office:value="3" calcext:value-type="float">
            <text:p>3</text:p>
          </table:table-cell>
          <table:table-cell table:formula="of:=IF([.B98]=3; ROW([.C97])-MATCH(5; [.C$1:.C97]; 1); &quot;&quot;)" office:value-type="float" office:value="3" calcext:value-type="float">
            <text:p>3</text:p>
          </table:table-cell>
          <table:table-cell table:formula="of:=IF([.C98]=1; 1; IF([.C98]=2; 2; IF([.C98]=3; 4; IF([.C98]=4; 7; &quot;&quot;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99]-[.A98]" office:value-type="float" office:value="3" calcext:value-type="float">
            <text:p>3</text:p>
          </table:table-cell>
          <table:table-cell table:formula="of:=IF([.B99]=3; ROW([.C98])-MATCH(5; [.C$1:.C98]; 1); &quot;&quot;)" office:value-type="float" office:value="0" calcext:value-type="float">
            <text:p>0</text:p>
          </table:table-cell>
          <table:table-cell table:formula="of:=IF([.C99]=1; 1; IF([.C99]=2; 2; IF([.C99]=3; 4; IF([.C99]=4; 7; &quot;&quot;))))">
            <text:p/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00]-[.A99]" office:value-type="float" office:value="3" calcext:value-type="float">
            <text:p>3</text:p>
          </table:table-cell>
          <table:table-cell table:formula="of:=IF([.B100]=3; ROW([.C99])-MATCH(5; [.C$1:.C99]; 1); &quot;&quot;)" office:value-type="float" office:value="0" calcext:value-type="float">
            <text:p>0</text:p>
          </table:table-cell>
          <table:table-cell table:formula="of:=IF([.C100]=1; 1; IF([.C100]=2; 2; IF([.C100]=3; 4; IF([.C100]=4; 7; &quot;&quot;))))">
            <text:p/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01]-[.A100]" office:value-type="float" office:value="1" calcext:value-type="float">
            <text:p>1</text:p>
          </table:table-cell>
          <table:table-cell table:formula="of:=IF([.B101]=3; ROW([.C100])-MATCH(5; [.C$1:.C100]; 1); &quot;&quot;)">
            <text:p/>
          </table:table-cell>
          <table:table-cell table:formula="of:=IF([.C101]=1; 1; IF([.C101]=2; 2; IF([.C101]=3; 4; IF([.C101]=4; 7; &quot;&quot;))))">
            <text:p/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02]-[.A101]" office:value-type="float" office:value="1" calcext:value-type="float">
            <text:p>1</text:p>
          </table:table-cell>
          <table:table-cell table:formula="of:=IF([.B102]=3; ROW([.C101])-MATCH(5; [.C$1:.C101]; 1); &quot;&quot;)">
            <text:p/>
          </table:table-cell>
          <table:table-cell table:formula="of:=IF([.C102]=1; 1; IF([.C102]=2; 2; IF([.C102]=3; 4; IF([.C102]=4; 7; &quot;&quot;))))">
            <text:p/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03]-[.A102]" office:value-type="float" office:value="1" calcext:value-type="float">
            <text:p>1</text:p>
          </table:table-cell>
          <table:table-cell table:formula="of:=IF([.B103]=3; ROW([.C102])-MATCH(5; [.C$1:.C102]; 1); &quot;&quot;)">
            <text:p/>
          </table:table-cell>
          <table:table-cell table:formula="of:=IF([.C103]=1; 1; IF([.C103]=2; 2; IF([.C103]=3; 4; IF([.C103]=4; 7; &quot;&quot;))))">
            <text:p/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04]-[.A103]" office:value-type="float" office:value="1" calcext:value-type="float">
            <text:p>1</text:p>
          </table:table-cell>
          <table:table-cell table:formula="of:=IF([.B104]=3; ROW([.C103])-MATCH(5; [.C$1:.C103]; 1); &quot;&quot;)">
            <text:p/>
          </table:table-cell>
          <table:table-cell table:formula="of:=IF([.C104]=1; 1; IF([.C104]=2; 2; IF([.C104]=3; 4; IF([.C104]=4; 7; &quot;&quot;))))">
            <text:p/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05]-[.A104]" office:value-type="float" office:value="3" calcext:value-type="float">
            <text:p>3</text:p>
          </table:table-cell>
          <table:table-cell table:formula="of:=IF([.B105]=3; ROW([.C104])-MATCH(5; [.C$1:.C104]; 1); &quot;&quot;)" office:value-type="float" office:value="4" calcext:value-type="float">
            <text:p>4</text:p>
          </table:table-cell>
          <table:table-cell table:formula="of:=IF([.C105]=1; 1; IF([.C105]=2; 2; IF([.C105]=3; 4; IF([.C105]=4; 7; &quot;&quot;)))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06]-[.A105]" office:value-type="float" office:value="3" calcext:value-type="float">
            <text:p>3</text:p>
          </table:table-cell>
          <table:table-cell table:formula="of:=IF([.B106]=3; ROW([.C105])-MATCH(5; [.C$1:.C105]; 1); &quot;&quot;)" office:value-type="float" office:value="0" calcext:value-type="float">
            <text:p>0</text:p>
          </table:table-cell>
          <table:table-cell table:formula="of:=IF([.C106]=1; 1; IF([.C106]=2; 2; IF([.C106]=3; 4; IF([.C106]=4; 7; &quot;&quot;))))">
            <text:p/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07]-[.A106]" office:value-type="float" office:value="3" calcext:value-type="float">
            <text:p>3</text:p>
          </table:table-cell>
          <table:table-cell table:formula="of:=IF([.B107]=3; ROW([.C106])-MATCH(5; [.C$1:.C106]; 1); &quot;&quot;)" office:value-type="float" office:value="0" calcext:value-type="float">
            <text:p>0</text:p>
          </table:table-cell>
          <table:table-cell table:formula="of:=IF([.C107]=1; 1; IF([.C107]=2; 2; IF([.C107]=3; 4; IF([.C107]=4; 7; &quot;&quot;))))">
            <text:p/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08]-[.A107]" office:value-type="float" office:value="1" calcext:value-type="float">
            <text:p>1</text:p>
          </table:table-cell>
          <table:table-cell table:formula="of:=IF([.B108]=3; ROW([.C107])-MATCH(5; [.C$1:.C107]; 1); &quot;&quot;)">
            <text:p/>
          </table:table-cell>
          <table:table-cell table:formula="of:=IF([.C108]=1; 1; IF([.C108]=2; 2; IF([.C108]=3; 4; IF([.C108]=4; 7; &quot;&quot;))))">
            <text:p/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09]-[.A108]" office:value-type="float" office:value="3" calcext:value-type="float">
            <text:p>3</text:p>
          </table:table-cell>
          <table:table-cell table:formula="of:=IF([.B109]=3; ROW([.C108])-MATCH(5; [.C$1:.C108]; 1); &quot;&quot;)" office:value-type="float" office:value="1" calcext:value-type="float">
            <text:p>1</text:p>
          </table:table-cell>
          <table:table-cell table:formula="of:=IF([.C109]=1; 1; IF([.C109]=2; 2; IF([.C109]=3; 4; IF([.C109]=4; 7; &quot;&quot;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10]-[.A109]" office:value-type="float" office:value="1" calcext:value-type="float">
            <text:p>1</text:p>
          </table:table-cell>
          <table:table-cell table:formula="of:=IF([.B110]=3; ROW([.C109])-MATCH(5; [.C$1:.C109]; 1); &quot;&quot;)">
            <text:p/>
          </table:table-cell>
          <table:table-cell table:formula="of:=IF([.C110]=1; 1; IF([.C110]=2; 2; IF([.C110]=3; 4; IF([.C110]=4; 7; &quot;&quot;))))">
            <text:p/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11]-[.A110]" office:value-type="float" office:value="1" calcext:value-type="float">
            <text:p>1</text:p>
          </table:table-cell>
          <table:table-cell table:formula="of:=IF([.B111]=3; ROW([.C110])-MATCH(5; [.C$1:.C110]; 1); &quot;&quot;)">
            <text:p/>
          </table:table-cell>
          <table:table-cell table:formula="of:=IF([.C111]=1; 1; IF([.C111]=2; 2; IF([.C111]=3; 4; IF([.C111]=4; 7; &quot;&quot;))))">
            <text:p/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12]-[.A111]" office:value-type="float" office:value="1" calcext:value-type="float">
            <text:p>1</text:p>
          </table:table-cell>
          <table:table-cell table:formula="of:=IF([.B112]=3; ROW([.C111])-MATCH(5; [.C$1:.C111]; 1); &quot;&quot;)">
            <text:p/>
          </table:table-cell>
          <table:table-cell table:formula="of:=IF([.C112]=1; 1; IF([.C112]=2; 2; IF([.C112]=3; 4; IF([.C112]=4; 7; &quot;&quot;))))">
            <text:p/>
          </table:table-cell>
          <table:table-cell/>
        </table:table-row>
        <table:table-row table:style-name="ro1">
          <table:table-cell table:style-name="Default" office:value-type="string" calcext:value-type="string">
            <text:p>to the device</text:p>
          </table:table-cell>
          <table:table-cell office:value-type="float" office:value="3" calcext:value-type="float">
            <text:p>3</text:p>
          </table:table-cell>
          <table:table-cell table:formula="of:=IF([.B113]=3; ROW([.C112])-MATCH(5; [.C$1:.C112]; 1); &quot;&quot;)" office:value-type="float" office:value="3" calcext:value-type="float">
            <text:p>3</text:p>
          </table:table-cell>
          <table:table-cell table:formula="of:=IF([.C113]=1; 1; IF([.C113]=2; 2; IF([.C113]=3; 4; IF([.C113]=4; 7; &quot;&quot;))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 office:value-type="string" calcext:value-type="string">
            <text:p>ones</text:p>
          </table:table-cell>
          <table:table-cell table:formula="of:=COUNTIF([.B2:.B113]; 1)" office:value-type="float" office:value="75" calcext:value-type="float">
            <text:p>75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threes</text:p>
          </table:table-cell>
          <table:table-cell table:formula="of:=COUNTIF([.B2:.B113]; 3)" office:value-type="float" office:value="37" calcext:value-type="float">
            <text:p>37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product</text:p>
          </table:table-cell>
          <table:table-cell table:formula="of:=[.B115]*[.B114]" office:value-type="float" office:value="2775" calcext:value-type="float">
            <text:p>2775</text:p>
          </table:table-cell>
          <table:table-cell table:style-name="Default"/>
          <table:table-cell table:formula="of:=PRODUCT([.D2:.D113])" office:value-type="float" office:value="518344341716992" calcext:value-type="float">
            <text:p>518344341716992</text:p>
          </table:table-cell>
          <table:table-cell/>
        </table:table-row>
      </table:table>
      <table:named-expressions/>
      <table:database-ranges>
        <table:database-range table:name="__Anonymous_Sheet_DB__0" table:target-range-address="Arkusz1.A1:Arkusz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06:20:32.055000000</meta:creation-date>
    <dc:date>2020-12-10T08:14:12.012000000</dc:date>
    <meta:editing-duration>PT11S</meta:editing-duration>
    <meta:editing-cycles>1</meta:editing-cycles>
    <meta:document-statistic meta:table-count="1" meta:cell-count="456" meta:object-count="0"/>
    <meta:generator>LibreOffice/6.2.4.2$Windows_x86 LibreOffice_project/2412653d852ce75f65fbfa83fb7e7b669a126d64</meta:generator>
  </office:meta>
</office:document-meta>
</file>